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 style:list-style-name="L3">
      <style:text-properties officeooo:rsid="00368339" officeooo:paragraph-rsid="00368339"/>
    </style:style>
    <style:style style:name="P2" style:family="paragraph" style:parent-style-name="Heading_20_1" style:list-style-name="L1">
      <style:text-properties officeooo:rsid="001a8d6d" officeooo:paragraph-rsid="001a8d6d"/>
    </style:style>
    <style:style style:name="P3" style:family="paragraph" style:parent-style-name="Heading_20_1" style:list-style-name="L1">
      <style:text-properties officeooo:rsid="0022fa7d" officeooo:paragraph-rsid="0022fa7d"/>
    </style:style>
    <style:style style:name="P4" style:family="paragraph" style:parent-style-name="Heading_20_1" style:list-style-name="L1">
      <style:text-properties officeooo:rsid="002f4a58" officeooo:paragraph-rsid="002f4a58"/>
    </style:style>
    <style:style style:name="P5" style:family="paragraph" style:parent-style-name="Heading_20_1" style:list-style-name="L1">
      <style:text-properties officeooo:rsid="0028d764" officeooo:paragraph-rsid="0028d764"/>
    </style:style>
    <style:style style:name="P6" style:family="paragraph" style:parent-style-name="Text_20_body" style:list-style-name="L1">
      <style:text-properties officeooo:rsid="001a8d6d" officeooo:paragraph-rsid="001a8d6d"/>
    </style:style>
    <style:style style:name="P7" style:family="paragraph" style:parent-style-name="Text_20_body" style:list-style-name="L1">
      <style:text-properties officeooo:rsid="001c0db6" officeooo:paragraph-rsid="001fda6e"/>
    </style:style>
    <style:style style:name="P8" style:family="paragraph" style:parent-style-name="Text_20_body" style:list-style-name="L1">
      <style:text-properties officeooo:rsid="001c0db6" officeooo:paragraph-rsid="00306fd3"/>
    </style:style>
    <style:style style:name="P9" style:family="paragraph" style:parent-style-name="Text_20_body" style:list-style-name="L1">
      <style:text-properties officeooo:rsid="0022fa7d" officeooo:paragraph-rsid="0022fa7d"/>
    </style:style>
    <style:style style:name="P10" style:family="paragraph" style:parent-style-name="Text_20_body" style:list-style-name="L1">
      <style:text-properties officeooo:rsid="002f4a58" officeooo:paragraph-rsid="002f4a58"/>
    </style:style>
    <style:style style:name="P11" style:family="paragraph" style:parent-style-name="Text_20_body" style:list-style-name="L1">
      <style:text-properties officeooo:rsid="0028d764" officeooo:paragraph-rsid="0028d764"/>
    </style:style>
    <style:style style:name="P12" style:family="paragraph" style:parent-style-name="Text_20_body" style:list-style-name="L1">
      <style:text-properties fo:font-weight="normal" officeooo:rsid="0028d764" officeooo:paragraph-rsid="0028d764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b2f2e" officeooo:paragraph-rsid="002b2f2e" style:font-weight-asian="normal" style:font-weight-complex="normal"/>
    </style:style>
    <style:style style:name="P14" style:family="paragraph" style:parent-style-name="Text_20_body" style:list-style-name="L3">
      <style:text-properties fo:font-weight="normal" officeooo:rsid="003a2031" officeooo:paragraph-rsid="003a2031" style:font-weight-asian="normal" style:font-weight-complex="normal"/>
    </style:style>
    <style:style style:name="P15" style:family="paragraph" style:parent-style-name="Title">
      <style:text-properties officeooo:rsid="001a8d6d" officeooo:paragraph-rsid="001a8d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d6d" style:font-weight-asian="bold" style:font-weight-complex="bold"/>
    </style:style>
    <style:style style:name="T3" style:family="text">
      <style:text-properties fo:font-weight="bold" officeooo:rsid="0026b2dd" style:font-weight-asian="bold" style:font-weight-complex="bold"/>
    </style:style>
    <style:style style:name="T4" style:family="text">
      <style:text-properties officeooo:rsid="0022fa7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0db6" style:font-weight-asian="normal" style:font-weight-complex="normal"/>
    </style:style>
    <style:style style:name="T7" style:family="text">
      <style:text-properties fo:font-weight="normal" officeooo:rsid="001a8d6d" style:font-weight-asian="normal" style:font-weight-complex="normal"/>
    </style:style>
    <style:style style:name="T8" style:family="text">
      <style:text-properties officeooo:rsid="0026b2dd"/>
    </style:style>
    <style:style style:name="T9" style:family="text">
      <style:text-properties officeooo:rsid="00383e00"/>
    </style:style>
    <style:style style:name="T10" style:family="text">
      <style:text-properties officeooo:rsid="003d6a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ègles de dev</text:p>
      <text:list xml:id="list1019878214" text:style-name="L3">
        <text:list-item>
          <text:p text:style-name="P1">Langu<text:span text:style-name="T9">age</text:span> : <text:span text:style-name="T1">Français</text:span></text:p>
        </text:list-item>
        <text:list-item>
          <text:p text:style-name="P14"><text:span text:style-name="T10">Database</text:span> : mysql ( !! <text:span text:style-name="T1">Case sensitive</text:span> )</text:p>
        </text:list-item>
      </text:list>
      <text:list text:style-name="L1">
        <text:list-item>
          <text:h text:style-name="P2" text:outline-level="1">Controller<text:span text:style-name="T4">s</text:span></text:h>
          <text:list>
            <text:list-item>
              <text:p text:style-name="P6"><text:span text:style-name="T4">F</text:span>ile name <text:span text:style-name="T6">first </text:span><text:span text:style-name="T5">letter</text:span><text:span text:style-name="T1"> upper case</text:span></text:p>
            </text:list-item>
            <text:list-item>
              <text:p text:style-name="P7">Class name 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3" text:outline-level="1">Views</text:h>
          <text:list>
            <text:list-item>
              <text:p text:style-name="P9">F<text:span text:style-name="T8">ile name first letter </text:span><text:span text:style-name="T3">lower case</text:span></text:p>
            </text:list-item>
          </text:list>
        </text:list-item>
        <text:list-item>
          <text:h text:style-name="P4" text:outline-level="1">Model</text:h>
          <text:list>
            <text:list-item>
              <text:p text:style-name="P10">File name must be followed by <text:span text:style-name="T1">_model</text:span></text:p>
            </text:list-item>
            <text:list-item>
              <text:p text:style-name="P8"><text:span text:style-name="T5">Class name</text:span><text:span text:style-name="T1"> </text:span>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5" text:outline-level="1">Base</text:h>
          <text:list>
            <text:list-item>
              <text:p text:style-name="P11">Table first letter <text:span text:style-name="T1">upper case</text:span></text:p>
            </text:list-item>
            <text:list-item>
              <text:p text:style-name="P12">Table column all in <text:span text:style-name="T1">lower case</text:span></text:p>
            </text:list-item>
            <text:list-item>
              <text:p text:style-name="P13">Separator: <text:span text:style-name="T1">underscore (“_”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2:55:25.323933357</meta:creation-date>
    <dc:date>2023-07-10T01:30:11.607115264</dc:date>
    <meta:editing-duration>PT2H45M</meta:editing-duration>
    <meta:editing-cycles>21</meta:editing-cycles>
    <meta:generator>LibreOffice/7.5.3.2$Linux_X86_64 LibreOffice_project/9f56dff12ba03b9acd7730a5a481eea045e468f3</meta:generator>
    <meta:document-statistic meta:table-count="0" meta:image-count="0" meta:object-count="0" meta:page-count="1" meta:paragraph-count="15" meta:word-count="77" meta:character-count="367" meta:non-whitespace-character-count="317"/>
  </office:meta>
</office:document-meta>
</file>